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2.73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0.961cm"/>
    </style:style>
    <style:style style:name="co15" style:family="table-column">
      <style:table-column-properties fo:break-before="auto" style:column-width="3.521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1.5pt solid #000000"/>
    </style:style>
    <style:style style:name="ce13" style:family="table-cell" style:parent-style-name="Default" style:data-style-name="N0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0">
      <style:table-cell-properties fo:border="0.74pt solid #000000"/>
    </style:style>
    <style:style style:name="ce14" style:family="table-cell" style:parent-style-name="Default" style:data-style-name="N0">
      <style:table-cell-properties fo:border-bottom="0.74pt solid #000000" fo:border-left="0.74pt solid #000000" fo:border-right="0.74pt solid #000000" fo:border-top="1.5pt solid #000000"/>
    </style:style>
    <style:style style:name="ce16" style:family="table-cell" style:parent-style-name="Default" style:data-style-name="N1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8" style:family="table-cell" style:parent-style-name="Default" style:data-style-name="N1">
      <style:table-cell-properties fo:border="0.74pt solid #000000"/>
    </style:style>
    <style:style style:name="ce17" style:family="table-cell" style:parent-style-name="Default" style:data-style-name="N1">
      <style:table-cell-properties fo:border-bottom="0.74pt solid #000000" fo:border-left="0.74pt solid #000000" fo:border-right="0.74pt solid #000000" fo:border-top="1.5pt solid #000000"/>
    </style:style>
    <style:style style:name="ce19" style:family="table-cell" style:parent-style-name="Default" style:data-style-name="N100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="0.74pt solid #000000"/>
    </style:style>
    <style:style style:name="ce20" style:family="table-cell" style:parent-style-name="Default" style:data-style-name="N100">
      <style:table-cell-properties fo:border-bottom="0.74pt solid #000000" fo:border-left="0.74pt solid #000000" fo:border-right="0.74pt solid #000000" fo:border-top="1.5pt solid #000000"/>
    </style:style>
    <style:style style:name="ce25" style:family="table-cell" style:parent-style-name="Default" style:data-style-name="N107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1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submap</text:p>
          </table:table-cell>
          <table:table-cell table:style-name="ce1" office:value-type="string" calcext:value-type="string">
            <text:p>type</text:p>
          </table:table-cell>
          <table:table-cell table:style-name="ce13" office:value-type="string" calcext:value-type="string">
            <text:p>length</text:p>
          </table:table-cell>
          <table:table-cell table:style-name="ce16" office:value-type="string" calcext:value-type="string">
            <text:p>Tarmac</text:p>
          </table:table-cell>
          <table:table-cell table:style-name="ce16" office:value-type="string" calcext:value-type="string">
            <text:p>Gravel</text:p>
          </table:table-cell>
          <table:table-cell table:style-name="ce16" office:value-type="string" calcext:value-type="string">
            <text:p>dirt</text:p>
          </table:table-cell>
          <table:table-cell table:style-name="ce19" office:value-type="string" calcext:value-type="string">
            <text:p>event_i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preset_avg_speed</text:p>
          </table:table-cell>
          <table:table-cell office:value-type="string" calcext:value-type="string">
            <text:p>preset_km_min</text:p>
          </table:table-cell>
          <table:table-cell office:value-type="string" calcext:value-type="string">
            <text:p>racemode</text:p>
          </table:table-cell>
          <table:table-cell office:value-type="string" calcext:value-type="string">
            <text:p>demomode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elimination_seconds</text:p>
          </table:table-cell>
          <table:table-cell office:value-type="string" calcext:value-type="string">
            <text:p>derby_seconds</text:p>
          </table:table-cell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0.67" calcext:value-type="float">
            <text:p>0,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figure_8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table:formula="of:=IF([.C2]=&quot;racing&quot;;[.K2]/60;&quot;&quot;)" office:value-type="float" office:value="1.33333333333333" calcext:value-type="float">
            <text:p>1,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Inner Oval</text:p>
          </table:table-cell>
          <table:table-cell office:value-type="string" calcext:value-type="string">
            <text:p>racing</text:p>
          </table:table-cell>
          <table:table-cell office:value-type="float" office:value="0.562" calcext:value-type="float">
            <text:p>0,5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inner_oval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 office:value-type="float" office:value="70" calcext:value-type="float">
            <text:p>70</text:p>
          </table:table-cell>
          <table:table-cell table:formula="of:=IF([.C3]=&quot;racing&quot;;[.K3]/60;&quot;&quot;)" office:value-type="float" office:value="1.16666666666667" calcext:value-type="float">
            <text:p>1,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Outer Oval</text:p>
          </table:table-cell>
          <table:table-cell office:value-type="string" calcext:value-type="string">
            <text:p>racing</text:p>
          </table:table-cell>
          <table:table-cell office:value-type="float" office:value="0.756" calcext:value-type="float">
            <text:p>0,7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outer_oval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 office:value-type="float" office:value="90" calcext:value-type="float">
            <text:p>90</text:p>
          </table:table-cell>
          <table:table-cell table:formula="of:=IF([.C4]=&quot;racing&quot;;[.K4]/60;&quot;&quot;)" office:value-type="float" office:value="1.5" calcext:value-type="float">
            <text:p>1,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Outer Oval Special</text:p>
          </table:table-cell>
          <table:table-cell office:value-type="string" calcext:value-type="string">
            <text:p>racing</text:p>
          </table:table-cell>
          <table:table-cell office:value-type="float" office:value="1.65" calcext:value-type="float">
            <text:p>1,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oval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 office:value-type="float" office:value="90" calcext:value-type="float">
            <text:p>90</text:p>
          </table:table-cell>
          <table:table-cell table:formula="of:=IF([.C5]=&quot;racing&quot;;[.K5]/60;&quot;&quot;)" office:value-type="float" office:value="1.5" calcext:value-type="float">
            <text:p>1,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ig Valley Speedway</text:p>
          </table:table-cell>
          <table:table-cell table:style-name="ce2" office:value-type="string" calcext:value-type="string">
            <text:p>Open DemoArena</text:p>
          </table:table-cell>
          <table:table-cell table:style-name="ce2" office:value-type="string" calcext:value-type="string">
            <text:p>demo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speedway2_classic_arena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]=&quot;racing&quot;;[.K6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demo_arena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]=&quot;racing&quot;;[.K7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Bleak Cit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3.44" calcext:value-type="float">
            <text:p>3,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1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]=&quot;racing&quot;;[.K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ak Cit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3.44" calcext:value-type="float">
            <text:p>3,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1_5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]=&quot;racing&quot;;[.K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ak City</text:p>
          </table:table-cell>
          <table:table-cell office:value-type="string" calcext:value-type="string">
            <text:p>Free Drive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m01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]=&quot;racing&quot;;[.K10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Bleak City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m01_3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1]=&quot;racing&quot;;[.K11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Bloomfield Speedway</text:p>
          </table:table-cell>
          <table:table-cell office:value-type="string" calcext:value-type="string">
            <text:p>Dirt Oval</text:p>
          </table:table-cell>
          <table:table-cell office:value-type="string" calcext:value-type="string">
            <text:p>racing</text:p>
          </table:table-cell>
          <table:table-cell office:value-type="float" office:value="0.406" calcext:value-type="float">
            <text:p>0,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rt_speedway_dirt_oval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2]=&quot;racing&quot;;[.K1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omfield Speedway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0.495" calcext:value-type="float">
            <text:p>0,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rt_speedway_figure_8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3]=&quot;racing&quot;;[.K1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nebreaker Valle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848" calcext:value-type="float">
            <text:p>0,84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nebreaker_valley_main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4]=&quot;racing&quot;;[.K14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ulder Bank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88" calcext:value-type="float">
            <text:p>2,88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3_long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5]=&quot;racing&quot;;[.K1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ulder Bank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88" calcext:value-type="float">
            <text:p>2,88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3_long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6]=&quot;racing&quot;;[.K16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ulder Bank Circuit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2.34" calcext:value-type="float">
            <text:p>2,3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3_short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7]=&quot;racing&quot;;[.K17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ulder Bank Circuit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2.34" calcext:value-type="float">
            <text:p>2,3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3_short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8]=&quot;racing&quot;;[.K1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yridge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16" calcext:value-type="float">
            <text:p>1,16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9_r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9]=&quot;racing&quot;;[.K1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yridge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16" calcext:value-type="float">
            <text:p>1,16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9_r1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0]=&quot;racing&quot;;[.K20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sh Canyon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sh_canyon_main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1]=&quot;racing&quot;;[.K21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thloop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18" calcext:value-type="float">
            <text:p>1,1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2]=&quot;racing&quot;;[.K2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il’s Canyon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62" calcext:value-type="float">
            <text:p>2,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2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3]=&quot;racing&quot;;[.K2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il’s Canyon</text:p>
          </table:table-cell>
          <table:table-cell office:value-type="string" calcext:value-type="string">
            <text:p>Free Drive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2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4]=&quot;racing&quot;;[.K24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Dirt Devil Stadium</text:p>
          </table:table-cell>
          <table:table-cell office:value-type="string" calcext:value-type="string">
            <text:p>Dirt Speedway</text:p>
          </table:table-cell>
          <table:table-cell office:value-type="string" calcext:value-type="string">
            <text:p>racing</text:p>
          </table:table-cell>
          <table:table-cell office:value-type="float" office:value="0.992" calcext:value-type="float">
            <text:p>0,9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2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5]=&quot;racing&quot;;[.K2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t Devil Stadium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2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6]=&quot;racing&quot;;[.K26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Drytown Desert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96" calcext:value-type="float">
            <text:p>0,9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08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7]=&quot;racing&quot;;[.K27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ytown Desert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96" calcext:value-type="float">
            <text:p>0,9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08_1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8]=&quot;racing&quot;;[.K2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s Peak Motorpark</text:p>
          </table:table-cell>
          <table:table-cell office:value-type="string" calcext:value-type="string">
            <text:p>Race Track</text:p>
          </table:table-cell>
          <table:table-cell office:value-type="string" calcext:value-type="string">
            <text:p>racing</text:p>
          </table:table-cell>
          <table:table-cell office:value-type="float" office:value="2.01" calcext:value-type="float">
            <text:p>2,01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3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29]=&quot;racing&quot;;[.K2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s Peak Motorpark</text:p>
          </table:table-cell>
          <table:table-cell office:value-type="string" calcext:value-type="string">
            <text:p>Race Track reversed</text:p>
          </table:table-cell>
          <table:table-cell office:value-type="string" calcext:value-type="string">
            <text:p>racing</text:p>
          </table:table-cell>
          <table:table-cell office:value-type="float" office:value="2.01" calcext:value-type="float">
            <text:p>2,01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3_1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0]=&quot;racing&quot;;[.K30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s Peak Motorpark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3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1]=&quot;racing&quot;;[.K31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Espedalen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28" calcext:value-type="float">
            <text:p>2,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3_main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2]=&quot;racing&quot;;[.K3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edalen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28" calcext:value-type="float">
            <text:p>2,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3_main_circuit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3]=&quot;racing&quot;;[.K3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edalen Raceway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3_short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4]=&quot;racing&quot;;[.K34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edalen Raceway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3_short_circuit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5]=&quot;racing&quot;;[.K3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field County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mallstadium_demolition_arena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6]=&quot;racing&quot;;[.K36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field Grass Field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ss_arena_demolition_arena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7]=&quot;racing&quot;;[.K37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field Mud Pit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dpit_demolition_arena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8]=&quot;racing&quot;;[.K38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Finncross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994" calcext:value-type="float">
            <text:p>0,99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1_main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39]=&quot;racing&quot;;[.K3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ncross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994" calcext:value-type="float">
            <text:p>0,99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1_main_circuit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0]=&quot;racing&quot;;[.K40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 Rock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96" calcext:value-type="float">
            <text:p>1,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1_main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1]=&quot;racing&quot;;[.K41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 Rock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96" calcext:value-type="float">
            <text:p>1,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1_main_circuit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2]=&quot;racing&quot;;[.K4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 Rock Raceway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54" calcext:value-type="float">
            <text:p>1,5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ac1_short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3]=&quot;racing&quot;;[.K4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 Rock Raceway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54" calcext:value-type="float">
            <text:p>1,5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ac1_short_circuit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4]=&quot;racing&quot;;[.K44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46" calcext:value-type="float">
            <text:p>1,4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5]=&quot;racing&quot;;[.K4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45" calcext:value-type="float">
            <text:p>1,4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1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6]=&quot;racing&quot;;[.K46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Alt. Route</text:p>
          </table:table-cell>
          <table:table-cell office:value-type="string" calcext:value-type="string">
            <text:p>racing</text:p>
          </table:table-cell>
          <table:table-cell office:value-type="float" office:value="1.52" calcext:value-type="float">
            <text:p>1,5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7]=&quot;racing&quot;;[.K47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Alt. Route reversed</text:p>
          </table:table-cell>
          <table:table-cell office:value-type="string" calcext:value-type="string">
            <text:p>racing</text:p>
          </table:table-cell>
          <table:table-cell office:value-type="float" office:value="1.52" calcext:value-type="float">
            <text:p>1,5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2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8]=&quot;racing&quot;;[.K4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09" calcext:value-type="float">
            <text:p>1,0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3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49]=&quot;racing&quot;;[.K4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09" calcext:value-type="float">
            <text:p>1,0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3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0]=&quot;racing&quot;;[.K50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dale Countryside</text:p>
          </table:table-cell>
          <table:table-cell office:value-type="string" calcext:value-type="string">
            <text:p>Field 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eld_derby_arena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1]=&quot;racing&quot;;[.K51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ride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61" calcext:value-type="float">
            <text:p>1,6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6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2]=&quot;racing&quot;;[.K5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street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8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3]=&quot;racing&quot;;[.K5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street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8_1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4]=&quot;racing&quot;;[.K54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top Stadium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1.01" calcext:value-type="float">
            <text:p>1,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1_figure_8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5]=&quot;racing&quot;;[.K5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top Stadium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racing</text:p>
          </table:table-cell>
          <table:table-cell office:value-type="float" office:value="0.82" calcext:value-type="float">
            <text:p>0,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1_oval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6]=&quot;racing&quot;;[.K56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ston Raceway</text:p>
          </table:table-cell>
          <table:table-cell office:value-type="string" calcext:value-type="string">
            <text:p>Tarmac Oval</text:p>
          </table:table-cell>
          <table:table-cell office:value-type="string" calcext:value-type="string">
            <text:p>racing</text:p>
          </table:table-cell>
          <table:table-cell office:value-type="float" office:value="0.443" calcext:value-type="float">
            <text:p>0,4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elds12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7]=&quot;racing&quot;;[.K57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ston Raceway</text:p>
          </table:table-cell>
          <table:table-cell office:value-type="string" calcext:value-type="string">
            <text:p>Tarmac Oval reversed</text:p>
          </table:table-cell>
          <table:table-cell office:value-type="string" calcext:value-type="string">
            <text:p>racing</text:p>
          </table:table-cell>
          <table:table-cell office:value-type="float" office:value="0.443" calcext:value-type="float">
            <text:p>0,4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elds12_1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8]=&quot;racing&quot;;[.K5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ston Raceway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0.469" calcext:value-type="float">
            <text:p>0,46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elds12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59]=&quot;racing&quot;;[.K5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asten Motorcenter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2_main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0]=&quot;racing&quot;;[.K60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asten Motorcenter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2_main_circuit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1]=&quot;racing&quot;;[.K61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man Stadium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0.454" calcext:value-type="float">
            <text:p>0,4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gstadium_figure_8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2]=&quot;racing&quot;;[.K6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man Stadium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gstadium_demolition_arena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3]=&quot;racing&quot;;[.K63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Midwest Motorcenter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vel1_main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4]=&quot;racing&quot;;[.K64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west Motorcenter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vel1_main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5]=&quot;racing&quot;;[.K6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orcity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94" calcext:value-type="float">
            <text:p>2,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2_main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6]=&quot;racing&quot;;[.K66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orcity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94" calcext:value-type="float">
            <text:p>2,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2_main_circuit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7]=&quot;racing&quot;;[.K67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orcity Circuit</text:p>
          </table:table-cell>
          <table:table-cell office:value-type="string" calcext:value-type="string">
            <text:p>Trophy Track</text:p>
          </table:table-cell>
          <table:table-cell office:value-type="string" calcext:value-type="string">
            <text:p>racing</text:p>
          </table:table-cell>
          <table:table-cell office:value-type="float" office:value="2.94" calcext:value-type="float">
            <text:p>2,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2_main_circuit_tourney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8]=&quot;racing&quot;;[.K6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dford Motorpark</text:p>
          </table:table-cell>
          <table:table-cell office:value-type="string" calcext:value-type="string">
            <text:p>Mud oval</text:p>
          </table:table-cell>
          <table:table-cell office:value-type="string" calcext:value-type="string">
            <text:p>racing</text:p>
          </table:table-cell>
          <table:table-cell office:value-type="float" office:value="0.383" calcext:value-type="float">
            <text:p>0,3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0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69]=&quot;racing&quot;;[.K6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dford Motorpark</text:p>
          </table:table-cell>
          <table:table-cell office:value-type="string" calcext:value-type="string">
            <text:p>Mud pit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elds10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0]=&quot;racing&quot;;[.K70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folk Ring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14" calcext:value-type="float">
            <text:p>1,1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8_r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1]=&quot;racing&quot;;[.K71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folk Ring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11" calcext:value-type="float">
            <text:p>1,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8_r3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2]=&quot;racing&quot;;[.K7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folk Ring</text:p>
          </table:table-cell>
          <table:table-cell office:value-type="string" calcext:value-type="string">
            <text:p>Open Track</text:p>
          </table:table-cell>
          <table:table-cell office:value-type="string" calcext:value-type="string">
            <text:p>racing</text:p>
          </table:table-cell>
          <table:table-cell office:value-type="float" office:value="1.11" calcext:value-type="float">
            <text:p>1,1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8_r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3]=&quot;racing&quot;;[.K7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Outer Route</text:p>
          </table:table-cell>
          <table:table-cell office:value-type="string" calcext:value-type="string">
            <text:p>racing</text:p>
          </table:table-cell>
          <table:table-cell office:value-type="float" office:value="2.09" calcext:value-type="float">
            <text:p>2,0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outer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4]=&quot;racing&quot;;[.K74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Outer Route reversed</text:p>
          </table:table-cell>
          <table:table-cell office:value-type="string" calcext:value-type="string">
            <text:p>racing</text:p>
          </table:table-cell>
          <table:table-cell office:value-type="float" office:value="2.09" calcext:value-type="float">
            <text:p>2,0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outer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5]=&quot;racing&quot;;[.K7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Inner Route</text:p>
          </table:table-cell>
          <table:table-cell office:value-type="string" calcext:value-type="string">
            <text:p>racing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inner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6]=&quot;racing&quot;;[.K76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Inner Route reversed</text:p>
          </table:table-cell>
          <table:table-cell office:value-type="string" calcext:value-type="string">
            <text:p>racing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inner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7]=&quot;racing&quot;;[.K77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Open Route</text:p>
          </table:table-cell>
          <table:table-cell office:value-type="string" calcext:value-type="string">
            <text:p>racin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free_route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8]=&quot;racing&quot;;[.K7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81" calcext:value-type="float">
            <text:p>1,8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long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79]=&quot;racing&quot;;[.K7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81" calcext:value-type="float">
            <text:p>1,8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long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0]=&quot;racing&quot;;[.K80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Alt. Route</text:p>
          </table:table-cell>
          <table:table-cell office:value-type="string" calcext:value-type="string">
            <text:p>racing</text:p>
          </table:table-cell>
          <table:table-cell office:value-type="float" office:value="2.24" calcext:value-type="float">
            <text:p>2,2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r3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1]=&quot;racing&quot;;[.K81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Alt. Route reversed</text:p>
          </table:table-cell>
          <table:table-cell office:value-type="string" calcext:value-type="string">
            <text:p>racing</text:p>
          </table:table-cell>
          <table:table-cell office:value-type="float" office:value="2.24" calcext:value-type="float">
            <text:p>2,2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r3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2]=&quot;racing&quot;;[.K8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34" calcext:value-type="float">
            <text:p>1,3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short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3]=&quot;racing&quot;;[.K8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34" calcext:value-type="float">
            <text:p>1,3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short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4]=&quot;racing&quot;;[.K84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lly Trophy</text:p>
          </table:table-cell>
          <table:table-cell office:value-type="string" calcext:value-type="string">
            <text:p>Special Section</text:p>
          </table:table-cell>
          <table:table-cell office:value-type="string" calcext:value-type="string">
            <text:p>racing</text:p>
          </table:table-cell>
          <table:table-cell office:value-type="float" office:value="11.98" calcext:value-type="float">
            <text:p>11,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01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5]=&quot;racing&quot;;[.K8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tlesnake Racepark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4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6]=&quot;racing&quot;;[.K86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tlesnake Racepark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4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7]=&quot;racing&quot;;[.K87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field Roughspot</text:p>
          </table:table-cell>
          <table:table-cell office:value-type="string" calcext:value-type="string">
            <text:p>Dirt Oval</text:p>
          </table:table-cell>
          <table:table-cell office:value-type="string" calcext:value-type="string">
            <text:p>racing</text:p>
          </table:table-cell>
          <table:table-cell office:value-type="float" office:value="0.848" calcext:value-type="float">
            <text:p>0,8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09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8]=&quot;racing&quot;;[.K8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heim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39" calcext:value-type="float">
            <text:p>1,3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4_main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89]=&quot;racing&quot;;[.K8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nheim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39" calcext:value-type="float">
            <text:p>1,3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4_main_circuit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0]=&quot;racing&quot;;[.K90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46" calcext:value-type="float">
            <text:p>2,46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long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1]=&quot;racing&quot;;[.K91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46" calcext:value-type="float">
            <text:p>2,46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long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2]=&quot;racing&quot;;[.K9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short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3]=&quot;racing&quot;;[.K9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short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4]=&quot;racing&quot;;[.K94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Alt. Route</text:p>
          </table:table-cell>
          <table:table-cell office:value-type="string" calcext:value-type="string">
            <text:p>racing</text:p>
          </table:table-cell>
          <table:table-cell office:value-type="float" office:value="2.54" calcext:value-type="float">
            <text:p>2,5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alt_loop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5]=&quot;racing&quot;;[.K9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Alt. Route reversed</text:p>
          </table:table-cell>
          <table:table-cell office:value-type="string" calcext:value-type="string">
            <text:p>racing</text:p>
          </table:table-cell>
          <table:table-cell office:value-type="float" office:value="2.54" calcext:value-type="float">
            <text:p>2,5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alt_loop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6]=&quot;racing&quot;;[.K96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alox Sandp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26" calcext:value-type="float">
            <text:p>2,26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2_full_circuit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7]=&quot;racing&quot;;[.K97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alox Sandp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26" calcext:value-type="float">
            <text:p>2,26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2_full_circuit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8]=&quot;racing&quot;;[.K9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alox Sandpit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08" calcext:value-type="float">
            <text:p>1,0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2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99]=&quot;racing&quot;;[.K9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alox Sandpit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2_2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0]=&quot;racing&quot;;[.K100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aw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elds11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1]=&quot;racing&quot;;[.K101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Thunderbowl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7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2]=&quot;racing&quot;;[.K102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Torsdalen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873" calcext:value-type="float">
            <text:p>0,8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3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3]=&quot;racing&quot;;[.K10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sdalen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873" calcext:value-type="float">
            <text:p>0,8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3_1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4]=&quot;racing&quot;;[.K104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sdalen Circuit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03" calcext:value-type="float">
            <text:p>1,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3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5]=&quot;racing&quot;;[.K10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sdalen Circuit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03" calcext:value-type="float">
            <text:p>1,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3_2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6]=&quot;racing&quot;;[.K106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bend Speed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873" calcext:value-type="float">
            <text:p>0,8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2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7]=&quot;racing&quot;;[.K107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bend Speed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876" calcext:value-type="float">
            <text:p>0,8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2_1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8]=&quot;racing&quot;;[.K108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bend Speedway</text:p>
          </table:table-cell>
          <table:table-cell office:value-type="string" calcext:value-type="string">
            <text:p>Main Track wild</text:p>
          </table:table-cell>
          <table:table-cell office:value-type="string" calcext:value-type="string">
            <text:p>racing</text:p>
          </table:table-cell>
          <table:table-cell office:value-type="float" office:value="0.873" calcext:value-type="float">
            <text:p>0,8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2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09]=&quot;racing&quot;;[.K109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 Falls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913" calcext:value-type="float">
            <text:p>0,913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11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10]=&quot;racing&quot;;[.K110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 Falls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939" calcext:value-type="float">
            <text:p>0,939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11_1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11]=&quot;racing&quot;;[.K111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 Falls Circuit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0.789" calcext:value-type="float">
            <text:p>0,789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11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12]=&quot;racing&quot;;[.K112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 Falls Circuit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0.809" calcext:value-type="float">
            <text:p>0,809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11_2_rev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13]=&quot;racing&quot;;[.K113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ecking Playground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recker01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14]=&quot;racing&quot;;[.K114]/60;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Wrecknado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778" calcext:value-type="float">
            <text:p>0,7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9_1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15]=&quot;racing&quot;;[.K115]/60;&quot;&quot;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ecknado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9_2</text:p>
          </table:table-cell>
          <table:table-cell office:value-type="float" office:value="228380" calcext:value-type="float">
            <text:p>228380</text:p>
          </table:table-cell>
          <table:table-cell office:value-type="string" calcext:value-type="string">
            <text:p>false</text:p>
          </table:table-cell>
          <table:table-cell/>
          <table:table-cell table:formula="of:=IF([.C116]=&quot;racing&quot;;[.K116]/60;&quot;&quot;)">
            <text:p/>
          </table:table-cell>
          <table:table-cell table:number-columns-repeated="5"/>
        </table:table-row>
        <table:table-row table:style-name="ro1" table:number-rows-repeated="104845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Tabelle1.A1:Tabelle1.Q1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percentage-style style:name="N108">
      <number:number number:decimal-places="0" number:min-decimal-places="0" number:min-integer-digits="1"/>
      <number:text>%</number:text>
    </number:percentage-style>
    <number:number-style style:name="N109">
      <number:number number:decimal-places="0" number:min-decimal-places="0" number:min-integer-digits="1"/>
      <number:text>%</number:text>
    </number:number-style>
    <number:number-style style:name="N110">
      <number:number number:decimal-places="3" number:min-decimal-places="3" number:min-integer-digits="1"/>
      <number:text>skm</number:text>
    </number:number-style>
    <number:number-style style:name="N111">
      <number:number number:decimal-places="3" number:min-decimal-places="3" number:min-integer-digits="1"/>
      <number:text> k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17:20:16.53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0T19:30:40.432000000</meta:creation-date>
    <dc:date>2023-09-16T17:51:54.096000000</dc:date>
    <meta:editing-duration>PT11H4M52S</meta:editing-duration>
    <meta:editing-cycles>6</meta:editing-cycles>
    <meta:generator>LibreOffice/7.1.0.3$Windows_X86_64 LibreOffice_project/f6099ecf3d29644b5008cc8f48f42f4a40986e4c</meta:generator>
    <meta:document-statistic meta:table-count="1" meta:cell-count="1286" meta:object-count="0"/>
  </office:meta>
</office:document-meta>
</file>